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, helvetic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3535in" style:rel-width="80%" table:align="center"/>
    </style:style>
    <style:style style:name="Table1.A" style:family="table-column">
      <style:table-column-properties style:column-width="5.3535in" style:rel-column-width="52423*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2pt"/>
    </style:style>
    <style:style style:name="P2" style:family="paragraph" style:parent-style-name="Heading_20_2">
      <style:paragraph-properties fo:text-align="start" style:justify-single-word="false"/>
      <style:text-properties style:font-name="arial" fo:font-size="12pt"/>
    </style:style>
    <style:style style:name="P3" style:family="paragraph" style:parent-style-name="Heading_20_2" style:list-style-name="L4">
      <style:paragraph-properties fo:text-align="start" style:justify-single-word="false"/>
      <style:text-properties style:font-name="arial" fo:font-size="12pt"/>
    </style:style>
    <style:style style:name="P4" style:family="paragraph" style:parent-style-name="Heading_20_1">
      <style:paragraph-properties fo:text-align="start" style:justify-single-word="false"/>
      <style:text-properties style:font-name="arial" fo:font-size="12pt"/>
    </style:style>
    <style:style style:name="P5" style:family="paragraph" style:parent-style-name="Table_20_Contents">
      <style:paragraph-properties fo:text-align="center" style:justify-single-word="false"/>
      <style:text-properties fo:color="#00008b" fo:font-size="14pt" fo:font-weight="bold"/>
    </style:style>
    <style:style style:name="P6" style:family="paragraph" style:parent-style-name="Table_20_Contents" style:list-style-name="L1">
      <style:paragraph-properties fo:text-align="start" style:justify-single-word="false"/>
      <style:text-properties style:font-name="arial" fo:font-size="12pt"/>
    </style:style>
    <style:style style:name="P7" style:family="paragraph" style:parent-style-name="Table_20_Contents" style:list-style-name="L2">
      <style:paragraph-properties fo:text-align="start" style:justify-single-word="false"/>
      <style:text-properties style:font-name="arial" fo:font-size="12pt"/>
    </style:style>
    <style:style style:name="P8" style:family="paragraph" style:parent-style-name="Table_20_Contents" style:list-style-name="L3">
      <style:paragraph-properties fo:text-align="start" style:justify-single-word="false"/>
      <style:text-properties style:font-name="arial" fo:font-size="12pt"/>
    </style:style>
    <style:style style:name="P9" style:family="paragraph" style:parent-style-name="Table_20_Contents" style:list-style-name="L4">
      <style:paragraph-properties fo:text-align="start" style:justify-single-word="false"/>
      <style:text-properties style:font-name="arial" fo:font-size="12pt"/>
    </style:style>
    <style:style style:name="P10" style:family="paragraph" style:parent-style-name="Table_20_Contents" style:list-style-name="L5">
      <style:paragraph-properties fo:text-align="start" style:justify-single-word="false"/>
      <style:text-properties style:font-name="arial" fo:font-size="12pt"/>
    </style:style>
    <style:style style:name="P11" style:family="paragraph" style:parent-style-name="Table_20_Contents" style:list-style-name="L6">
      <style:paragraph-properties fo:text-align="start" style:justify-single-word="false"/>
      <style:text-properties style:font-name="arial" fo:font-size="12pt"/>
    </style:style>
    <style:style style:name="P12" style:family="paragraph" style:parent-style-name="Table_20_Contents" style:list-style-name="L7">
      <style:paragraph-properties fo:text-align="start" style:justify-single-word="false"/>
      <style:text-properties style:font-name="arial" fo:font-size="12pt"/>
    </style:style>
    <style:style style:name="P13" style:family="paragraph" style:parent-style-name="Table_20_Contents" style:list-style-name="L8">
      <style:paragraph-properties fo:text-align="start" style:justify-single-word="false"/>
      <style:text-properties style:font-name="arial" fo:font-size="12pt"/>
    </style:style>
    <style:style style:name="P14" style:family="paragraph" style:parent-style-name="Table_20_Contents" style:list-style-name="L1">
      <style:paragraph-properties fo:margin-top="0in" fo:margin-bottom="0in" fo:text-align="start" style:justify-single-word="false"/>
      <style:text-properties style:font-name="arial" fo:font-size="12pt"/>
    </style:style>
    <style:style style:name="P15" style:family="paragraph" style:parent-style-name="Table_20_Contents" style:list-style-name="L2">
      <style:paragraph-properties fo:margin-top="0in" fo:margin-bottom="0in" fo:text-align="start" style:justify-single-word="false"/>
      <style:text-properties style:font-name="arial" fo:font-size="12pt"/>
    </style:style>
    <style:style style:name="P16" style:family="paragraph" style:parent-style-name="Table_20_Contents" style:list-style-name="L3">
      <style:paragraph-properties fo:margin-top="0in" fo:margin-bottom="0in" fo:text-align="start" style:justify-single-word="false"/>
      <style:text-properties style:font-name="arial" fo:font-size="12pt"/>
    </style:style>
    <style:style style:name="P17" style:family="paragraph" style:parent-style-name="Table_20_Contents" style:list-style-name="L4">
      <style:paragraph-properties fo:margin-top="0in" fo:margin-bottom="0in" fo:text-align="start" style:justify-single-word="false"/>
      <style:text-properties style:font-name="arial" fo:font-size="12pt"/>
    </style:style>
    <style:style style:name="P18" style:family="paragraph" style:parent-style-name="Table_20_Contents" style:list-style-name="L5">
      <style:paragraph-properties fo:margin-top="0in" fo:margin-bottom="0in" fo:text-align="start" style:justify-single-word="false"/>
      <style:text-properties style:font-name="arial" fo:font-size="12pt"/>
    </style:style>
    <style:style style:name="P19" style:family="paragraph" style:parent-style-name="Table_20_Contents" style:list-style-name="L6">
      <style:paragraph-properties fo:margin-top="0in" fo:margin-bottom="0in" fo:text-align="start" style:justify-single-word="false"/>
      <style:text-properties style:font-name="arial" fo:font-size="12pt"/>
    </style:style>
    <style:style style:name="P20" style:family="paragraph" style:parent-style-name="Table_20_Contents" style:list-style-name="L7">
      <style:paragraph-properties fo:margin-top="0in" fo:margin-bottom="0in" fo:text-align="start" style:justify-single-word="false"/>
      <style:text-properties style:font-name="arial" fo:font-size="12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to read a Book in 45 minutes 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This is a theoretical hypelinked memo. It is in no way the replacement of [ADDOR72] or [GLASER98]. </text:p>
            <text:h text:style-name="P4" text:outline-level="1">How to read a Book in 45 minutes [GLASER98, pp. 211 - 213)</text:h>
            <text:list xml:id="list1166720140" text:style-name="L1">
              <text:list-item>
                <text:p text:style-name="P14">Study the table of content </text:p>
              </text:list-item>
              <text:list-item>
                <text:p text:style-name="P14">Read the last chapter </text:p>
              </text:list-item>
              <text:list-item>
                <text:p text:style-name="P14">Read the preface </text:p>
              </text:list-item>
              <text:list-item>
                <text:p text:style-name="P14">Read the introductory chapter </text:p>
              </text:list-item>
              <text:list-item>
                <text:p text:style-name="P14">Read the appendices </text:p>
              </text:list-item>
              <text:list-item>
                <text:p text:style-name="P14">Read the epilogues </text:p>
              </text:list-item>
              <text:list-item>
                <text:p text:style-name="P14">See if author pulled it off and how </text:p>
              </text:list-item>
              <text:list-item>
                <text:p text:style-name="P6">Read it backwards, and keep moving fast </text:p>
              </text:list-item>
            </text:list>
            <text:h text:style-name="P4" text:outline-level="1" text:is-list-header="true">How to present it in 5 minutes </text:h>
            <text:list xml:id="list333713280" text:style-name="L2">
              <text:list-item>
                <text:p text:style-name="P15">Report the Table of Content </text:p>
              </text:list-item>
              <text:list-item>
                <text:p text:style-name="P7">Report the little logic of the book and some generalizations. </text:p>
              </text:list-item>
            </text:list>
            <text:h text:style-name="P4" text:outline-level="1">Inspectional Reading [ADDOR72, pp. 32 - 43]</text:h>
            <text:p text:style-name="P1"><text:span text:style-name="T2">Every book should be read no more slowly than it deserves, and no more quickly than you can read it with satisfaction and comprehension (p43).</text:span> </text:p>
            <text:list xml:id="list1996064267" text:style-name="L3">
              <text:list-item>
                <text:p text:style-name="P16">Look at the title page (and its preface). </text:p>
              </text:list-item>
              <text:list-item>
                <text:p text:style-name="P16">Study the table of contents. </text:p>
              </text:list-item>
              <text:list-item>
                <text:p text:style-name="P16">Check the Index. </text:p>
              </text:list-item>
              <text:list-item>
                <text:p text:style-name="P16">Read the Dust Jacket/Publisher's Blurb/Back Cover. </text:p>
              </text:list-item>
              <text:list-item>
                <text:p text:style-name="P8">Turn the pages, dipping here and there, reading a paragraph or two. </text:p>
              </text:list-item>
            </text:list>
            <text:h text:style-name="P4" text:outline-level="1">Analytical Reading [ADDOR72, p. 163]</text:h>
            <text:list xml:id="list2093170795" text:style-name="L4">
              <text:list-item>
                <text:list>
                  <text:list-header>
                    <text:h text:style-name="P3" text:outline-level="2">Stage #1: Finding what a book is about</text:h>
                  </text:list-header>
                </text:list>
              </text:list-item>
              <text:list-item>
                <text:p text:style-name="P17">Classify the book according to kind and subject matter (p. 60). </text:p>
              </text:list-item>
              <text:list-item>
                <text:p text:style-name="P17">State what the whole book is about with the utmost brevity (p. 75). </text:p>
              </text:list-item>
              <text:list-item>
                <text:p text:style-name="P17">Enumerate its major parts in their order and relation, and outline these parts as you have outlined the whole (p. 76). </text:p>
              </text:list-item>
              <text:list-item>
                <text:p text:style-name="P9">Define the problem or problems the authors has tried to solve (p. 92). </text:p>
                <text:list>
                  <text:list-header>
                    <text:h text:style-name="P3" text:outline-level="2">Stage #2: Interpreting a Book's Contents</text:h>
                  </text:list-header>
                </text:list>
              </text:list-item>
              <text:list-item>
                <text:p text:style-name="P17">Come to terms with the author by interpreting his key words (p. 98). </text:p>
              </text:list-item>
              <text:list-item>
                <text:p text:style-name="P17">Grasp the author's leading propositions by dealing with his most <text:soft-page-break/>important sentences (p. 120). </text:p>
              </text:list-item>
              <text:list-item>
                <text:p text:style-name="P17">Know the author's arguments, by finding them in, or constructing them out of, sequences of sentences (pp. 120, 129). </text:p>
              </text:list-item>
              <text:list-item>
                <text:p text:style-name="P9">Determine which of his problems the author has solved, and which he has not; and of the latter, decide which the author knew he had failed to solve (p. 135). </text:p>
                <text:list>
                  <text:list-header>
                    <text:h text:style-name="P3" text:outline-level="2">Stage #3: General Maxims of Intellectual Etiquette</text:h>
                  </text:list-header>
                </text:list>
              </text:list-item>
              <text:list-item>
                <text:p text:style-name="P17">Do not say you agree, disagree, or suspend judgment, until you can say "I understand" (p. 142). </text:p>
              </text:list-item>
              <text:list-item>
                <text:p text:style-name="P17">Do not disagree disputatiously or contenttiously (p 145). </text:p>
              </text:list-item>
              <text:list-item>
                <text:p text:style-name="P9">Demonstrate that you recognize the difference between knowledge and mere personal opinion by presenting good reasons for any critical judgment you make (p. 150). </text:p>
                <text:list>
                  <text:list-header>
                    <text:h text:style-name="P3" text:outline-level="2">Special Criteria for Points of Criticisn</text:h>
                  </text:list-header>
                </text:list>
              </text:list-item>
              <text:list-item>
                <text:p text:style-name="P9">Show wherein the author is uninformed, misinformed, illogical, and the author's analysis is incomplete. </text:p>
              </text:list-item>
            </text:list>
            <text:h text:style-name="P2" text:outline-level="2" text:is-list-header="true">Four ways of Words in a Dictionary (p. 180)</text:h>
            <text:list xml:id="list1165282933" text:style-name="L5">
              <text:list-item>
                <text:p text:style-name="P18">Words are physical things. </text:p>
              </text:list-item>
              <text:list-item>
                <text:p text:style-name="P18">Words are parts of speech. </text:p>
              </text:list-item>
              <text:list-item>
                <text:p text:style-name="P18">Words are signs. </text:p>
              </text:list-item>
              <text:list-item>
                <text:p text:style-name="P10">Words are conventional. </text:p>
              </text:list-item>
            </text:list>
            <text:h text:style-name="P2" text:outline-level="2" text:is-list-header="true">Four ways of Facts in a Encyclopedia (p. 185)</text:h>
            <text:list xml:id="list144871531" text:style-name="L6">
              <text:list-item>
                <text:p text:style-name="P19">Facts are propositions. </text:p>
              </text:list-item>
              <text:list-item>
                <text:p text:style-name="P19">Facts are <text:span text:style-name="T1">TRUE</text:span> propositions. </text:p>
              </text:list-item>
              <text:list-item>
                <text:p text:style-name="P19">Facts are reflections of reality. </text:p>
              </text:list-item>
              <text:list-item>
                <text:p text:style-name="P11">Facts are for some extent conventional. </text:p>
              </text:list-item>
            </text:list>
            <text:h text:style-name="P2" text:outline-level="2" text:is-list-header="true">Practical Books (p. 193)</text:h>
            <text:list xml:id="list433194391" text:style-name="L7">
              <text:list-item>
                <text:p text:style-name="P20">Practical books can never solve the practical problems with which it is concerned. </text:p>
              </text:list-item>
              <text:list-item>
                <text:p text:style-name="P12">A practical problem can only be solved by action itself </text:p>
              </text:list-item>
            </text:list>
            <text:h text:style-name="P2" text:outline-level="2" text:is-list-header="true">Other Books</text:h>
            <text:list xml:id="list2128102728" text:style-name="L8">
              <text:list-item>
                <text:p text:style-name="P13">History (p. 234), Science and Mathematics (p. 255), Philosopphy (p. 270), Social Science (p. 296)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, helvetic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0:13:33</meta:creation-date>
    <dc:title>default</dc:title>
    <meta:editing-duration>PT00H04M12S</meta:editing-duration>
    <meta:editing-cycles>3</meta:editing-cycles>
    <meta:generator>OpenOffice.org/3.2$Linux OpenOffice.org_project/320m12$Build-9483</meta:generator>
    <dc:date>2010-05-17T09:36:50</dc:date>
    <meta:document-statistic meta:table-count="1" meta:image-count="0" meta:object-count="0" meta:page-count="2" meta:paragraph-count="53" meta:word-count="525" meta:character-count="2959"/>
    <dc:creator>Rahmat Samik-Ibrahim</dc:creator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openoffice.org/3/user/template/default.ott" meta:date="2009-09-02T10:13:32"/>
  </office:meta>
</office:document-meta>
</file>